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054c7a" officeooo:paragraph-rsid="00054c7a" style:font-weight-asian="bold" style:font-weight-complex="bold"/>
    </style:style>
    <style:style style:name="P3" style:family="paragraph" style:parent-style-name="Standard">
      <style:paragraph-properties fo:text-align="justify" style:justify-single-word="false"/>
      <style:text-properties fo:font-weight="bold" officeooo:rsid="00054c7a" officeooo:paragraph-rsid="000aabff" style:font-weight-asian="bold" style:font-weight-complex="bold"/>
    </style:style>
    <style:style style:name="P4" style:family="paragraph" style:parent-style-name="Standard">
      <style:paragraph-properties fo:text-align="justify" style:justify-single-word="false"/>
      <style:text-properties fo:font-weight="bold" officeooo:rsid="00054c7a" officeooo:paragraph-rsid="000fc044" style:font-weight-asian="bold" style:font-weight-complex="bold"/>
    </style:style>
    <style:style style:name="P5" style:family="paragraph" style:parent-style-name="Standard">
      <style:paragraph-properties fo:text-align="justify" style:justify-single-word="false"/>
      <style:text-properties fo:font-weight="bold" officeooo:rsid="00054c7a" officeooo:paragraph-rsid="00129249" style:font-weight-asian="bold" style:font-weight-complex="bold"/>
    </style:style>
    <style:style style:name="P6" style:family="paragraph" style:parent-style-name="Standard">
      <style:paragraph-properties fo:text-align="justify" style:justify-single-word="false"/>
      <style:text-properties fo:font-weight="bold" officeooo:rsid="00054c7a" officeooo:paragraph-rsid="00141556" style:font-weight-asian="bold" style:font-weight-complex="bold"/>
    </style:style>
    <style:style style:name="P7" style:family="paragraph" style:parent-style-name="Standard">
      <style:paragraph-properties fo:text-align="justify" style:justify-single-word="false"/>
      <style:text-properties fo:font-weight="bold" officeooo:rsid="00175272" officeooo:paragraph-rsid="00175272" style:font-weight-asian="bold" style:font-weight-complex="bold"/>
    </style:style>
    <style:style style:name="P8" style:family="paragraph" style:parent-style-name="Standard">
      <style:paragraph-properties fo:text-align="justify" style:justify-single-word="false"/>
      <style:text-properties fo:font-weight="normal" officeooo:paragraph-rsid="000057b6" style:font-weight-asian="normal" style:font-weight-complex="normal"/>
    </style:style>
    <style:style style:name="P9" style:family="paragraph" style:parent-style-name="Standard">
      <style:paragraph-properties fo:text-align="justify" style:justify-single-word="false"/>
      <style:text-properties fo:font-weight="normal" officeooo:rsid="00054c7a" officeooo:paragraph-rsid="00054c7a" style:font-weight-asian="normal" style:font-weight-complex="normal"/>
    </style:style>
    <style:style style:name="P10" style:family="paragraph" style:parent-style-name="Standard">
      <style:paragraph-properties fo:text-align="justify" style:justify-single-word="false"/>
      <style:text-properties fo:font-weight="normal" officeooo:rsid="00175272" officeooo:paragraph-rsid="00175272" style:font-weight-asian="normal" style:font-weight-complex="normal"/>
    </style:style>
    <style:style style:name="P11" style:family="paragraph" style:parent-style-name="Standard">
      <style:paragraph-properties fo:text-align="justify" style:justify-single-word="false"/>
      <style:text-properties fo:font-weight="normal" officeooo:rsid="00175272" officeooo:paragraph-rsid="00193e50" style:font-weight-asian="normal" style:font-weight-complex="normal"/>
    </style:style>
    <style:style style:name="P12" style:family="paragraph" style:parent-style-name="Standard">
      <style:paragraph-properties fo:text-align="justify" style:justify-single-word="false"/>
      <style:text-properties fo:font-weight="normal" officeooo:rsid="00175272" officeooo:paragraph-rsid="001cabbe"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fff200" loext:char-shading-value="0"/>
    </style:style>
    <style:style style:name="T3" style:family="text">
      <style:text-properties fo:background-color="#fff200" loext:char-shading-value="0"/>
    </style:style>
    <style:style style:name="T4" style:family="text">
      <style:text-properties fo:background-color="#ff4500" loext:char-shading-value="0"/>
    </style:style>
    <style:style style:name="T5" style:family="text">
      <style:text-properties officeooo:rsid="0008271b"/>
    </style:style>
    <style:style style:name="T6" style:family="text">
      <style:text-properties fo:font-weight="normal" style:font-weight-asian="normal" style:font-weight-complex="normal"/>
    </style:style>
    <style:style style:name="T7" style:family="text">
      <style:text-properties fo:font-weight="normal" officeooo:rsid="000c251f" style:font-weight-asian="normal" style:font-weight-complex="normal"/>
    </style:style>
    <style:style style:name="T8" style:family="text">
      <style:text-properties fo:font-weight="normal" officeooo:rsid="00129249" style:font-weight-asian="normal" style:font-weight-complex="normal"/>
    </style:style>
    <style:style style:name="T9" style:family="text">
      <style:text-properties fo:font-weight="normal" fo:background-color="#ff4500" loext:char-shading-value="0" style:font-weight-asian="normal" style:font-weight-complex="normal"/>
    </style:style>
    <style:style style:name="T10" style:family="text">
      <style:text-properties fo:font-weight="normal" officeooo:rsid="00129249" fo:background-color="#ff4500" loext:char-shading-value="0" style:font-weight-asian="normal" style:font-weight-complex="normal"/>
    </style:style>
    <style:style style:name="T11" style:family="text">
      <style:text-properties fo:font-weight="normal" officeooo:rsid="00129249" fo:background-color="#ff4500" loext:char-shading-value="0" style:font-weight-asian="normal" style:font-weight-complex="normal"/>
    </style:style>
    <style:style style:name="T12" style:family="text">
      <style:text-properties fo:font-weight="normal" fo:background-color="#ff4500" loext:char-shading-value="0" style:font-weight-asian="normal" style:font-weight-complex="normal"/>
    </style:style>
    <style:style style:name="T13" style:family="text">
      <style:text-properties fo:font-weight="normal" fo:background-color="#fff200" loext:char-shading-value="0" style:font-weight-asian="normal" style:font-weight-complex="normal"/>
    </style:style>
    <style:style style:name="T14" style:family="text">
      <style:text-properties fo:font-weight="normal" fo:background-color="#fff200" loext:char-shading-value="0" style:font-weight-asian="normal" style:font-weight-complex="normal"/>
    </style:style>
    <style:style style:name="T15"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ción eficiente del valor genético utilizando datos ómicos incompletos</text:p>
      <text:p text:style-name="P1"/>
      <text:p text:style-name="P8"><text:span text:style-name="T1">Introducción</text:span> </text:p>
      <text:p text:style-name="P8"/>
      <text:p text:style-name="P8">La predicción genómica, iniciada por Meuwissen et al. ( 2001 ), ha revolucionado la mejora animal y vegetal mediante una selección más eficiente de candidatos prometedores sin registros fenotípicos (de los Campos et al. 2013 ; García-Ruiz et al. 2016 ). Su uso está motivado principalmente por los altos costos del fenotipado intensivo en tiempo. Los costos se pueden reducir cuando todos los genotipos, por ejemplo, líneas puras en el mejoramiento de plantas y animales en el mejoramiento de animales, están cubiertos por un predictor mientras se limita el fenotipado a una pequeña cantidad de genotipos con alta precisión (Kadam et al. 2016 ).). Luego se pronostica el desempeño de todos los demás genotipos utilizando los parámetros del modelo estimados en el subconjunto de individuos con información completa. En la cría de animales, la selección genómica ha aumentado la ganancia de selección anual en ≈50-100% para rasgos de rendimiento y 300-400% para rasgos con baja heredabilidad (García-Ruiz et al. 2016 ).</text:p>
      <text:p text:style-name="P8"/>
      <text:p text:style-name="P8"><text:span text:style-name="T3">Los programas de mejoramiento, particularmente en la cría de animales, se caracterizan por un tipo de predictor, que está disponible para todos los genotipos registrados con información fenotípica y posiblemente otros predictores que están incompletos porque cubren solo un subconjunto de todos los genotipos (Fragomeni et al. 2015 ). Por lo general, el predictor completo es la información genealógica, mientras que los datos genómicos son el predictor incompleto más frecuente. Para utilizar toda la información fenotípica disponible para el entrenamiento del modelo, se desarrollaron métodos que permiten el uso combinado de información genómica y genealógica (Hayes et al. 2009 ; VanRaden et al. 2009)</text:span>.</text:p>
      <text:p text:style-name="P8"/>
      <text:p text:style-name="P8"><text:span text:style-name="T3">Inicialmente, un procedimiento de dos pasos fue la opción más intuitiva para lograr este objetivo (VanRaden et al. 2009). El primer paso consiste en estimar convencionalmente los valores genéticos basados ​​en las relaciones de pedigrí entre los candidatos y los fenotipos de sus parientes. Los individuos con valores genéticos altamente confiables del primer paso, es decir, aquellos que tienen una gran cantidad de descendientes, ingresan al segundo paso en el que los valores genéticos convencionales se retrotraen a los genotipos SNP. Los coeficientes estimados del modelo se pueden usar para predecir valores genéticos para individuos con genotipo único y potencialmente muy jóvenes</text:span>. <text:span text:style-name="T3">Sin embargo, a medida que los valores genéticos del primer paso ingresan al modelo de predicción genómica como fenotipos, se debe considerar la distribución del error residual de dicho modelo. Por ejemplo, el rango de los errores de predicción ya no se distribuirá de manera idéntica y, por lo tanto, deben ponderarse de manera diferente o estimarse individualmente (Aguilar et al.2010 ). Un enfoque popular para abordar este problema es eliminar la regresión de los valores genéticos y ponderar los residuos de acuerdo con las varianzas del error de predicción (Garrick et al. 2009 )</text:span>.</text:p>
      <text:p text:style-name="P8"/>
      <text:p text:style-name="P8"><text:span text:style-name="T3">Legarra et al. ( 2009 ) y Christensen y Lund ( 2010 ), de forma independiente, desarrollaron un método BLUP de un solo paso que combina la matriz de relación del numerador 𝐀 con la matriz de relaciones genómicas 𝐆 en una matriz muta 𝐇 utilizar toda la información predictiva disponible simultáneamente</text:span>. <text:span text:style-name="T3">Un problema con este enfoque H-BLUP es la compatibilidad de 𝐀 con 𝐆 (Christensen 2012 ) y su ponderación, que no es independiente de los rasgos (Vitezica et al. 2011 ; Ashraf et al. 2016 ). Fernando et al. ( 2014 ) derivaron un modelo de efecto de marcador de un solo paso que es equivalente al modelo de valor de mejoramiento de un solo paso de Legarra et al. ( 2009 ) y Christensen y Lund ( 2010 ), que no requiere pesos para 𝐀 y 𝐆 y permite el modelado explícito de los errores de imputación</text:span>.</text:p>
      <text:p text:style-name="P8"/>
      <text:p text:style-name="P8"><text:soft-page-break/>En la cría de animales, la predicción de un solo paso, en particular H-BLUP, se ha convertido en un procedimiento de rutina (Legarra et al. 2014 ) para predecir los valores de cría y poco a poco está ganando consideración en las plantas (Ashraf et al. 2016 ; Ratcliffe et al. 2017 ) . . Si bien se desarrolló una extensión del marco de un solo paso a los genotipos híbridos para cerdos (Xiang et al. 2016 ), todavía falta para la predicción de híbridos simples entre líneas puras. Avances tecnológicos en el mejoramiento híbrido de varias especies de cultivos, como la generación rápida de líneas completamente homocigóticas usando la tecnología de doble haploide (Wedzony et al. 2009 ) o 'Cría rápida' (Watson et al. 2018), ahora permiten a los fitomejoradores producir 𝑛 = 1000 o más líneas por generación y semilla o progenitor de polen, respectivamente. Suponiendo que alrededor del 90% de estas líneas nunca se probaron en ninguna combinación híbrida, alrededor 𝑛2∗0.92 = 810.000 los híbridos putativos por generación no tendrían un solo progenitor con progenie probada fenotípicamente. Predecir el desempeño de estos candidatos híbridos con baja relación con los híbridos probados usando solo información de sus padres es actualmente un tema candente en el mejoramiento de plantas (Technow et al. 2014 ; Kadam et al. 2016 ; Westhues et al. 2017 ; Schrag et al. 2018 ).</text:p>
      <text:p text:style-name="P8"/>
      <text:p text:style-name="P8"><text:span text:style-name="T4">Dado que la disponibilidad de datos de pedigrí y genómicos es la situación más frecuente en la cría de animales, los estudios anteriores se han centrado exclusivamente en la aplicación de la predicción de un solo paso a estos predictores. Investigaciones recientes sobre la utilidad de otros datos "ómicos" para impulsar las capacidades predictivas en las plantas han sugerido que los datos metabólicos y transcriptómicos pueden mejorar las capacidades predictivas basadas en datos de pedigrí o genómicos (Guo et al. 2016 ; Xu et al. 2016 ; Dan et al. 2016 ; Zenke-Philippi y otros 2017 ; Westhues y otros 2017). Estas dos tecnologías 'ómicas' todavía están en desarrollo y, por lo tanto, incurren en costos más altos para los criadores que los datos de pedigrí y genómicos, lo que pone en duda su uso a pesar de su valor comprobado</text:span>. Un estudio pionero de Gamazon et al. ( 2015) describió un marco, llamado PrediXcan, para mejorar el mapeo de asociaciones aprovechando las ventajas de los datos de expresión génica sobre los marcadores genéticos. PrediXcan infiere datos de expresión génica para individuos que solo tienen información genética de individuos que tienen tanto información genética como datos de expresión génica para correlacionar estas características con rasgos de enfermedades. Como señalaron los autores de esta publicación, su método no pudo explicar el sesgo de atenuación asociado con el error de imputación. <text:span text:style-name="T4">Teóricamente, los análisis multivariados, que tratan las variables de expresión génica como fenotipos, serían más adecuados para abordar este problema</text:span>. Sin embargo, desde el punto de vista computacional, este enfoque no es práctico junto con métodos apropiados de validación cruzada dado que tecnologías como RNA-seq ahora producen de forma rutinaria miles de características (Dey et al.2016 ).</text:p>
      <text:p text:style-name="P8"/>
      <text:p text:style-name="P8">Por lo tanto, nuestros objetivos fueron (i) explorar el marco de predicción de un solo paso como una mejora viable sobre los métodos actuales para imputar predictores 'ómicos', (ii) evaluar el impacto de la proporción de genotipos imputados en el conjunto de entrenamiento en la capacidad predictiva y (iii) transferir el marco de un solo paso para la predicción del valor genético a la predicción de híbridos derivados de líneas endogámicas puras.</text:p>
      <text:p text:style-name="P8"/>
      <text:p text:style-name="P2">Materiales y métodos</text:p>
      <text:p text:style-name="P2"/>
      <text:p text:style-name="P9">…</text:p>
      <text:p text:style-name="P9"/>
      <text:p text:style-name="P2">- Modelo <text:span text:style-name="T5">genético</text:span></text:p>
      <text:p text:style-name="P2"><text:span text:style-name="T6"/></text:p>
      <text:p text:style-name="P2"><text:span text:style-name="T6">El modelo general para los valores genéticos de las líneas fue:</text:span></text:p>
      <text:p text:style-name="P2"><text:span text:style-name="T6"/></text:p>
      <text:p text:style-name="P2"><text:soft-page-break/><text:span text:style-name="T6">…</text:span></text:p>
      <text:p text:style-name="P2"><text:span text:style-name="T6"/></text:p>
      <text:p text:style-name="P2"><text:span text:style-name="T6">donde 𝐲 es el vector del rendimiento de la línea endogámica observado, 𝜇 es la intersección del modelo fijo, 𝐙 es una matriz de diseño que relaciona el vector 𝐠 de efectos genéticos aleatorios, que tiene media nula y covarianza igual a𝐊𝜎2𝑔, al vector de rendimiento 𝐲 y 𝐞 es un vector de errores residuales con media nula y covarianza 𝐈𝜎2𝑒. . Los modelos de predicción se implementaron utilizando el paquete R BGLR (Pérez y de Los Campos 2014 ) y, además, el paquete R sspredr https://github.com/mwesthues/sspredr cuando se imputó un predictor. Todos los componentes de la varianza se estimaron mediante muestreo de Gibbs. Para cada modelo, el muestreador se ejecutó durante 30 000 iteraciones, la mitad de las cuales se descartaron como quemado y los hiperparámetros predeterminados del paquete BGLR, como se describe en Pérez y de Los Campos ( 2014 ), se utilizaron para las distribuciones anteriores.</text:span></text:p>
      <text:p text:style-name="P2"><text:span text:style-name="T6"/></text:p>
      <text:p text:style-name="P3">- Predicción de un solo paso<text:span text:style-name="T6"> </text:span></text:p>
      <text:p text:style-name="P3"><text:span text:style-name="T6"/></text:p>
      <text:p text:style-name="P3"><text:span text:style-name="T6">Si los valores genéticos son capturados completamente por las características en 𝐌, ecuación (2) se puede expresar como</text:span></text:p>
      <text:p text:style-name="P3"><text:span text:style-name="T6"/></text:p>
      <text:p text:style-name="P3"><text:span text:style-name="T6">…</text:span></text:p>
      <text:p text:style-name="P3"><text:span text:style-name="T6"/></text:p>
      <text:p text:style-name="P3"><text:span text:style-name="T6">( Fernando et al. 2014 ), con </text:span><text:span text:style-name="T7">...</text:span><text:span text:style-name="T6"> 𝛼𝛼siendo el vector de coeficientes aleatorios de regresión parcial de las covariables de características, porque el modelo de regresión de cresta es equivalente al modelo BLUP (Ruppert et al. 2003 ). Por lo tanto, los valores genéticos del modelo de predicción están dados por:</text:span></text:p>
      <text:p text:style-name="P3"><text:span text:style-name="T6"/></text:p>
      <text:p text:style-name="P3"><text:span text:style-name="T6">…</text:span></text:p>
      <text:p text:style-name="P3"><text:span text:style-name="T6"/></text:p>
      <text:p text:style-name="P3"><text:span text:style-name="T6">donde𝛼̂ <text:s/>es la solución al modelo de regresión de cresta. La relación entre la varianza de los efectos del marcador 𝜎2𝛼 y la varianza𝜎2𝑔de los valores genéticos se pueden calcular como𝜎2𝑔/ 2∑𝑗𝑝𝑗( 1 -𝑝𝑗), donde𝑝𝑗es la frecuencia de SNP j <text:s/>(Habier et al. 2007 ), o como𝜎𝑔=𝜎𝑎/ 𝑝(Mrode 2014 , p. 183).</text:span></text:p>
      <text:p text:style-name="P3"><text:span text:style-name="T6"/></text:p>
      <text:p text:style-name="P3"><text:span text:style-name="T6">…</text:span></text:p>
      <text:p text:style-name="P3"><text:span text:style-name="T6"/></text:p>
      <text:p text:style-name="P4">- Capacidad predictiva y validación de modelos<text:span text:style-name="T6"> </text:span></text:p>
      <text:p text:style-name="P4"><text:span text:style-name="T6"/></text:p>
      <text:p text:style-name="P4"><text:span text:style-name="T6">Para la validación de nuestras predicciones, empleamos la validación cruzada de exclusión (LOOCV), que está libre de sesgos a menos que el número de observaciones o características sea extremadamente limitado ( http://not2hastie.tumblr.com/ ). En el caso de las líneas endogámicas de maíz del panel de diversidad, LOOCV se realizó utilizando un solo genotipo como muestra reservada, que se predijo utilizando todas las demás 164 menos 1 líneas endogámicas para el entrenamiento del modelo. Este proceso se repitió hasta que las 164 líneas consanguíneas se usaron una vez para la prueba y 163 veces para el entrenamiento del modelo. Para los modelos de predicción de un solo paso, la imputación se realizó en los datos transcriptómicos.</text:span></text:p>
      <text:p text:style-name="P4"><text:span text:style-name="T6"/></text:p>
      <text:p text:style-name="P4"><text:span text:style-name="T6">…</text:span></text:p>
      <text:p text:style-name="P4"><text:span text:style-name="T6"/></text:p>
      <text:p text:style-name="P5"><text:span text:style-name="T12">Evaluamos el desempeño de cada modelo observando su capacidad predictiva, que se calculó como la correlación 𝜌 (𝐲,𝐲̂), donde 𝐲̂ es el vector de valores predichos para todos los genotipos. Los errores estándar para las capacidades predictivas se calcularon arrancando </text:span><text:span text:style-name="T11">(bootstrapping)</text:span><text:span text:style-name="T12"> el conjunto de valores predichos y observados 1000 veces usando el </text:span><text:span text:style-name="T11">boot</text:span><text:span text:style-name="T12"> paquete del R (Canty <text:s/>y Ripley 2017)</text:span><text:span text:style-name="T6">.</text:span></text:p>
      <text:p text:style-name="P5"><text:soft-page-break/><text:span text:style-name="T6"/></text:p>
      <text:p text:style-name="P5"><text:span text:style-name="T6">…</text:span></text:p>
      <text:p text:style-name="P5"><text:span text:style-name="T6"/></text:p>
      <text:p text:style-name="P6">- Disponibilidad de datos<text:span text:style-name="T6"> </text:span></text:p>
      <text:p text:style-name="P6"><text:span text:style-name="T6"/></text:p>
      <text:p text:style-name="P6"><text:span text:style-name="T14">Se puede acceder al código y los datos para los análisis desde https://github.com/mwesthues/single_step y https://github.com/mwesthues/sspredr . Los datos de Exp1 se publicaron previamente y están vinculados en el repositorio de GitHub en </text:span><text:a xlink:type="simple" xlink:href="https://github.com/mwesthues/single_step#data-preparation" text:style-name="Internet_20_link" text:visited-style-name="Visited_20_Internet_20_Link"><text:span text:style-name="T14">https://github.com/mwesthues/single_step#data-preparation</text:span></text:a><text:span text:style-name="T6">.</text:span></text:p>
      <text:p text:style-name="P6"><text:span text:style-name="T6"/></text:p>
      <text:p text:style-name="P7">Resultados</text:p>
      <text:p text:style-name="P7"/>
      <text:p text:style-name="P10">…</text:p>
      <text:p text:style-name="P10"/>
      <text:p text:style-name="P11"><text:span text:style-name="T1">Discusión</text:span> </text:p>
      <text:p text:style-name="P11"/>
      <text:p text:style-name="P11"><text:span text:style-name="T15">Adición de nuevos predictores. </text:span><text:span text:style-name="T3">Los registros genealógicos son los predictores más omnipresentes en los programas de mejoramiento de animales y plantas, porque son fáciles y económicos de recolectar</text:span>. <text:span text:style-name="T3">En comparación con la información genealógica, que representa la relación esperada entre los individuos, la información genómica captura el muestreo mendeliano, así como los efectos de la selección y, por lo tanto, proporciona una representación mejorada de la relación realizada entre los individuos</text:span>. Sin embargo, los datos genómicos no capturan de manera exhaustiva la epistasis fisiológica (Jiang and Reif 2015 ; Guo et al. 2016 ; Vazquez et al. 2016 ) atribuible a interacciones dentro y entre diferentes estratos biológicos (Sackton and Hartl 2016). Se descubrió que tales interacciones son omnipresentes en los genomas de la levadura (Brem et al. 2005 ) y humanos (Brown et al. 2014 ) y han motivado estudios sobre la utilidad de los predictores "ómicos" posteriores para integrar tales interacciones. Recientemente, se encontraron resultados alentadores con respecto a la predicción de rasgos complejos utilizando datos "ómicos" para humanos (Vazquez et al. 2016 ), líneas puras de maíz (Guo et al. 2016 ) e híbridos de maíz (Westhues et al. 2017 ; Schrag et al. .2018 ) .</text:p>
      <text:p text:style-name="P11"/>
      <text:p text:style-name="P12"><text:span text:style-name="T1">- Aplicabilidad del marco de un solo paso</text:span> </text:p>
      <text:p text:style-name="P12"/>
      <text:p text:style-name="P12">Varios estudios describieron la utilidad de los datos de expresión génica para la predicción de rasgos complejos, pero hasta ahora los costos más altos en comparación con los marcadores genéticos han limitado el aumento del uso de esta valiosa fuente de datos. Un estudio pionero de Gamazon et al. ( 2015) mostró una manera de lidiar con el problema de los datos faltantes en las características 'ómicas' mediante la imputación de información del transcriptoma para algunos individuos utilizando otros individuos que tienen tanto marcadores genéticos como datos de expresión génica como conjunto de entrenamiento. Desafortunadamente, su enfoque no puede dar cuenta del error de imputación incurrido. La predicción de un solo paso se ha convertido en un método establecido para abordar esta deficiencia cuando se dispone de un pedigrí completo pero solo de registros genómicos incompletos. Su marco teórico se ha desarrollado con la premisa de que las características imputadas tienen heredabilidades iguales a uno. Con datos de expresión génica, esta condición puede no ser necesariamente cierta, pero debe tenerse en cuenta que todos los datos de expresión génica utilizados en nuestro estudio se muestrearon en condiciones altamente estandarizadas y en una etapa de desarrollo muy temprana para garantizar un error experimental insignificante. Asimismo, los datos genómicos tienen limitaciones en cuanto que pueden verse afectados por sesgos de verificación, errores de muestreo y errores de imputación (Pérez-Enciso et al.2015 ).</text:p>
      <text:p text:style-name="P12"/>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2T03:03:31.076688452</meta:creation-date>
    <meta:generator>LibreOffice/6.0.7.3$Linux_X86_64 LibreOffice_project/00m0$Build-3</meta:generator>
    <dc:date>2022-04-12T05:09:19.792608390</dc:date>
    <meta:editing-duration>PT1H24M56S</meta:editing-duration>
    <meta:editing-cycles>22</meta:editing-cycles>
    <meta:document-statistic meta:table-count="0" meta:image-count="0" meta:object-count="0" meta:page-count="5" meta:paragraph-count="35" meta:word-count="2171" meta:character-count="13663" meta:non-whitespace-character-count="11516"/>
  </office:meta>
</office:document-meta>
</file>